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9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81201</text:p>
      <text:p text:style-name="P9">Last Update: 121023 (Valid for 2.54beta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28459635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28466107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 1 current (%O2, %He)</text:p>
      <text:p text:style-name="P9">Byte 21-22:</text:p>
      <text:p text:style-name="P9">Gas 2 current (%O2, %He)</text:p>
      <text:p text:style-name="P9">Byte 23-24:</text:p>
      <text:p text:style-name="P9">Gas 3 current (%O2, %He)</text:p>
      <text:p text:style-name="P9">Byte 25-26:</text:p>
      <text:p text:style-name="P9">Gas 4 current (%O2, %He)</text:p>
      <text:p text:style-name="P9">Byte 27-28:</text:p>
      <text:p text:style-name="P9">Gas 5 current (%O2, %He)</text:p>
      <text:p text:style-name="P9">Byte 29-30:</text:p>
      <text:p text:style-name="P9"><text:soft-page-break/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9"/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9">Byte 53-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0=No Alarm</text:p>
      <text:p text:style-name="P9">1=SLOW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<text:soft-page-break/>Bit5: Gas Change (Gas1-5)</text:p>
      <text:p text:style-name="P9">Bit6: SetPoint Change (cbar)</text:p>
      <text:p text:style-name="P9">Bit7: unused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28468873" text:style-name="L3">
        <text:list-item>
          <text:p text:style-name="P26">EventByte (1 byte)</text:p>
        </text:list-item>
        <text:list-item>
          <text:p text:style-name="P26">ManualGasSet: new Values for Gas 6 (2 bytes: byte1=O2%, byte2=He%)</text:p>
        </text:list-item>
        <text:list-item>
          <text:p text:style-name="P26">Gas Change (1 byte: current Gas#)</text:p>
        </text:list-item>
        <text:list-item>
          <text:p text:style-name="P26">Temperature in 0.1°C (2 bytes: LOW:HIGH)</text:p>
        </text:list-item>
        <text:list-item>
          <text:p text:style-name="P29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6">GF value (1Byte: GF value in %)</text:p>
        </text:list-item>
        <text:list-item>
          <text:p text:style-name="P26">ppO2 Sensor Values (according to header information, t.b.d)</text:p>
        </text:list-item>
        <text:list-item>
          <text:p text:style-name="P26">Deco Debug (according to header information)</text:p>
        </text:list-item>
        <text:list-item>
          <text:p text:style-name="P29">CNS value (1Byte: CNS value in %)</text:p>
        </text:list-item>
        <text:list-item>
          <text:p text:style-name="P29">SetPoint Change (1Byte: new SetPoint in cbar)</text:p>
        </text:list-item>
      </text:list>
      <text:p text:style-name="P7"/>
      <text:p text:style-name="P9">For calculation of the available information the following rules apply:</text:p>
      <text:list xml:id="list28460379" text:style-name="L4">
        <text:list-item>
          <text:p text:style-name="P27">First sample# is 1</text:p>
        </text:list-item>
        <text:list-item>
          <text:p text:style-name="P27">if divisor == 0 the information will never appear</text:p>
        </text:list-item>
        <text:list-item>
          <text:p text:style-name="P27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><text:soft-page-break/></text:p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<text:soft-page-break/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oft-page-break/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<text:soft-page-break/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(%O2,%He)</text:p>
      <text:p text:style-name="P9">Byte98-99:</text:p>
      <text:p text:style-name="P4">Diluent 2 (%O2,%He)</text:p>
      <text:p text:style-name="P9">Byte100-101:</text:p>
      <text:p text:style-name="P4">Diluent 3 (%O2,%He)</text:p>
      <text:p text:style-name="P9">Byte102-103:</text:p>
      <text:p text:style-name="P4">Diluent 4 (%O2,%He)</text:p>
      <text:p text:style-name="P4">Byte104-105:</text:p>
      <text:p text:style-name="P4">Diluent 5 (%O2,%He)</text:p>
      <text:p text:style-name="P9">Byte106:</text:p>
      <text:p text:style-name="P4">First Diluent (1-5)</text:p>
      <text:p text:style-name="P9">Byte107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<text:soft-page-break/>Any custom function occupies 4 byte:</text:p>
      <text:p text:style-name="P9">2 byte (low:high) store the default value, reset from menu "reset" (<text:span text:style-name="T3">Will be overwritten by hard-coded defaults if reset in </text:span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9">Byte5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<text:soft-page-break/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2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10-23T08:34:42.56</dc:date>
    <meta:editing-duration>PT04H13M06S</meta:editing-duration>
    <meta:editing-cycles>20</meta:editing-cycles>
    <meta:generator>OpenOffice.org/3.2$Win32 OpenOffice.org_project/320m18$Build-9502</meta:generator>
    <dc:creator>mh </dc:creator>
    <meta:document-statistic meta:table-count="1" meta:image-count="1" meta:object-count="0" meta:page-count="11" meta:paragraph-count="451" meta:word-count="2788" meta:character-count="16595"/>
  </office:meta>
</office:document-meta>
</file>